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04ff" officeooo:paragraph-rsid="001b04ff"/>
    </style:style>
    <style:style style:name="P2" style:family="paragraph" style:parent-style-name="Standard">
      <style:text-properties officeooo:rsid="001bf485" officeooo:paragraph-rsid="001bf485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b04ff" officeooo:paragraph-rsid="001b04ff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bf485" officeooo:paragraph-rsid="001bf485" style:font-size-asian="14pt" style:font-weight-asian="bold" style:font-size-complex="14pt" style:font-weight-complex="bold"/>
    </style:style>
    <style:style style:name="P5" style:family="paragraph" style:parent-style-name="Standard">
      <style:text-properties fo:font-weight="bold" officeooo:rsid="001b04ff" officeooo:paragraph-rsid="001b04ff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bf485" officeooo:paragraph-rsid="001bf485" style:font-weight-asian="bold" style:font-weight-complex="bold"/>
    </style:style>
    <style:style style:name="P7" style:family="paragraph" style:parent-style-name="Table_20_Contents">
      <style:text-properties officeooo:rsid="001b04ff" officeooo:paragraph-rsid="001b04ff"/>
    </style:style>
    <style:style style:name="T1" style:family="text">
      <style:text-properties officeooo:rsid="001c04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eema Mwende </text:p>
      <text:p text:style-name="P3">Node Js Connection Assignment</text:p>
      <text:p text:style-name="P5"/>
      <text:p text:style-name="P5">Database Server Comparison</text:p>
      <text:p text:style-name="P5"/>
      <table:table table:name="Table1" table:style-name="Table1">
        <table:table-column table:style-name="Table1.A" table:number-columns-repeated="5"/>
        <table:table-row table:style-name="TableLine94753247705328">
          <table:table-cell table:style-name="Table1.A1" office:value-type="string">
            <text:p text:style-name="P7">Server</text:p>
          </table:table-cell>
          <table:table-cell table:style-name="Table1.A1" office:value-type="string">
            <text:p text:style-name="P7">Type</text:p>
          </table:table-cell>
          <table:table-cell table:style-name="Table1.A1" office:value-type="string">
            <text:p text:style-name="P7">Audience</text:p>
          </table:table-cell>
          <table:table-cell table:style-name="Table1.A1" office:value-type="string">
            <text:p text:style-name="P7">Key Features</text:p>
          </table:table-cell>
          <table:table-cell table:style-name="Table1.E1" office:value-type="string">
            <text:p text:style-name="P7">Ease of Use</text:p>
          </table:table-cell>
        </table:table-row>
        <table:table-row table:style-name="TableLine94753247780400">
          <table:table-cell table:style-name="Table1.A2" office:value-type="string">
            <text:p text:style-name="P7">MySQL</text:p>
          </table:table-cell>
          <table:table-cell table:style-name="Table1.A2" office:value-type="string">
            <text:p text:style-name="P7">Open source</text:p>
          </table:table-cell>
          <table:table-cell table:style-name="Table1.A2" office:value-type="string">
            <text:p text:style-name="P7">Small to medium businesses, web applications</text:p>
          </table:table-cell>
          <table:table-cell table:style-name="Table1.A2" office:value-type="string">
            <text:p text:style-name="P7">Flexibility, ease of use, strong community support</text:p>
          </table:table-cell>
          <table:table-cell table:style-name="Table1.E2" office:value-type="string">
            <text:p text:style-name="P7">Easy to set up and use, well-documented</text:p>
          </table:table-cell>
        </table:table-row>
        <table:table-row table:style-name="TableLine94753247782336">
          <table:table-cell table:style-name="Table1.A2" office:value-type="string">
            <text:p text:style-name="P7">PostgreSQL</text:p>
          </table:table-cell>
          <table:table-cell table:style-name="Table1.A2" office:value-type="string">
            <text:p text:style-name="P7">Open source</text:p>
          </table:table-cell>
          <table:table-cell table:style-name="Table1.A2" office:value-type="string">
            <text:p text:style-name="P7">Developers, advanced users, enterprises</text:p>
          </table:table-cell>
          <table:table-cell table:style-name="Table1.A2" office:value-type="string">
            <text:p text:style-name="P7">Advanced features, object-relational capabilities, extensibility</text:p>
          </table:table-cell>
          <table:table-cell table:style-name="Table1.E2" office:value-type="string">
            <text:p text:style-name="P7">Moderate to complex setup, comprehensive documentation</text:p>
          </table:table-cell>
        </table:table-row>
        <table:table-row table:style-name="TableLine94753247783472">
          <table:table-cell table:style-name="Table1.A2" office:value-type="string">
            <text:p text:style-name="P7">Microsoft SQL Server</text:p>
          </table:table-cell>
          <table:table-cell table:style-name="Table1.A2" office:value-type="string">
            <text:p text:style-name="P7">commercial</text:p>
          </table:table-cell>
          <table:table-cell table:style-name="Table1.A2" office:value-type="string">
            <text:p text:style-name="P7">Enterprises, large organizations</text:p>
          </table:table-cell>
          <table:table-cell table:style-name="Table1.A2" office:value-type="string">
            <text:p text:style-name="P7">High performance, strong security, intergrated with Microsoft ecosystem</text:p>
          </table:table-cell>
          <table:table-cell table:style-name="Table1.E2" office:value-type="string">
            <text:p text:style-name="P7">Easy to use within the Microsoft ecosystem, powerful GUI tools</text:p>
          </table:table-cell>
        </table:table-row>
        <table:table-row table:style-name="TableLine94753247784736">
          <table:table-cell table:style-name="Table1.A2" office:value-type="string">
            <text:p text:style-name="P7">Oracle Database</text:p>
          </table:table-cell>
          <table:table-cell table:style-name="Table1.A2" office:value-type="string">
            <text:p text:style-name="P7">Commercial</text:p>
          </table:table-cell>
          <table:table-cell table:style-name="Table1.A2" office:value-type="string">
            <text:p text:style-name="P7">Large enterprises, mission-critical applications</text:p>
          </table:table-cell>
          <table:table-cell table:style-name="Table1.A2" office:value-type="string">
            <text:p text:style-name="P7">High scalability, robust security, advanced performance tuning</text:p>
          </table:table-cell>
          <table:table-cell table:style-name="Table1.E2" office:value-type="string">
            <text:p text:style-name="P7">Complex setup, extensive training and documentation required</text:p>
          </table:table-cell>
        </table:table-row>
        <table:table-row table:style-name="TableLine94753247786032">
          <table:table-cell table:style-name="Table1.A2" office:value-type="string">
            <text:p text:style-name="P7">Node.js(with database libraries)</text:p>
          </table:table-cell>
          <table:table-cell table:style-name="Table1.A2" office:value-type="string">
            <text:p text:style-name="P7">Open source (runtime environment)</text:p>
          </table:table-cell>
          <table:table-cell table:style-name="Table1.A2" office:value-type="string">
            <text:p text:style-name="P7">Web developers, full-stack developers</text:p>
          </table:table-cell>
          <table:table-cell table:style-name="Table1.A2" office:value-type="string">
            <text:p text:style-name="P7">Asynchronous, non-blocking I/O, extensive library ecosystem for database interaction</text:p>
          </table:table-cell>
          <table:table-cell table:style-name="Table1.E2" office:value-type="string">
            <text:p text:style-name="P7">Easy to set up for JavaScript developers, requires knowledge of libraries and frameworks</text:p>
          </table:table-cell>
        </table:table-row>
      </table:table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</text:p>
      <text:p text:style-name="P4">Bonus Question: </text:p>
      <text:p text:style-name="P2">const mysql = require(‘mysql’);</text:p>
      <text:p text:style-name="P2"/>
      <text:p text:style-name="P2">const connection = mysql.createConnection({</text:p>
      <text:p text:style-name="P2"><text:tab/>host: ‘localhost’,</text:p>
      <text:p text:style-name="P2"><text:tab/>user: ‘root’,</text:p>
      <text:p text:style-name="P2"><text:tab/>password: ‘password’,</text:p>
      <text:p text:style-name="P2"><text:tab/>database: ‘<text:span text:style-name="T1">5week_movies</text:span>’</text:p>
      <text:p text:style-name="P2">});</text:p>
      <text:p text:style-name="P2"/>
      <text:p text:style-name="P2">connection.connect ((err) =&gt; {</text:p>
      <text:p text:style-name="P2"><text:tab/>if (err) {</text:p>
      <text:p text:style-name="P2"><text:tab/><text:tab/>console.error(“Error connecting to the database:”, err);</text:p>
      <text:p text:style-name="P2"><text:tab/><text:tab/>return;</text:p>
      <text:p text:style-name="P2"><text:tab/>}</text:p>
      <text:p text:style-name="P2"><text:tab/><text:tab/>console.log(‘Connected to the database’);</text:p>
      <text:p text:style-name="P2"><text:tab/><text:tab/></text:p>
      <text:p text:style-name="P2">});</text:p>
      <text:p text:style-name="P2">module.exports = connection;</text:p>
      <text:p text:style-name="P6"/>
      <text:p text:style-name="P6">SQL QUERIES</text:p>
      <text:p text:style-name="P2"/>
      <text:p text:style-name="P2">const connection = require('./db');</text:p>
      <text:p text:style-name="P2"/>
      <text:p text:style-name="P2">// SELECT statement to fetch all movies</text:p>
      <text:p text:style-name="P2">const selectAllMovies = 'SELECT * FROM movies;';</text:p>
      <text:p text:style-name="P2">connection.query(selectAllMovies, (err, results) =&gt; {</text:p>
      <text:p text:style-name="P2"><text:s text:c="2"/>if (err) {</text:p>
      <text:p text:style-name="P2"><text:s text:c="4"/>console.error('Error executing query:', err);</text:p>
      <text:p text:style-name="P2"><text:s text:c="4"/>return;</text:p>
      <text:p text:style-name="P2"><text:s text:c="2"/>}</text:p>
      <text:p text:style-name="P2"><text:s text:c="2"/>console.log('All movies:', results);</text:p>
      <text:p text:style-name="P2">});</text:p>
      <text:p text:style-name="P2"/>
      <text:p text:style-name="P2">// SELECT statement to fetch movies by genre</text:p>
      <text:p text:style-name="P2">const selectMoviesByGenre = 'SELECT * FROM movies WHERE genre = "Action";';</text:p>
      <text:p text:style-name="P2">connection.query(selectMoviesByGenre, (err, results) =&gt; {</text:p>
      <text:p text:style-name="P2"><text:s text:c="2"/>if (err) {</text:p>
      <text:p text:style-name="P2"><text:s text:c="4"/>console.error('Error executing query:', err);</text:p>
      <text:p text:style-name="P2"><text:s text:c="4"/>return;</text:p>
      <text:p text:style-name="P2"><text:s text:c="2"/>}</text:p>
      <text:p text:style-name="P2"><text:s text:c="2"/>console.log('Action movies:', results);</text:p>
      <text:p text:style-name="P2">});</text:p>
      <text:p text:style-name="P2"/>
      <text:p text:style-name="P2">// SELECT statement to fetch movies released after 2020</text:p>
      <text:p text:style-name="P2">const selectRecentMovies = 'SELECT * FROM movies WHERE release_year &gt; 2020;';</text:p>
      <text:p text:style-name="P2">connection.query(selectRecentMovies, (err, results) =&gt; {</text:p>
      <text:p text:style-name="P2"><text:s text:c="2"/>if (err) {</text:p>
      <text:p text:style-name="P2"><text:s text:c="4"/>console.error('Error executing query:', err);</text:p>
      <text:p text:style-name="P2"><text:s text:c="4"/>return;</text:p>
      <text:p text:style-name="P2"><text:s text:c="2"/>}</text:p>
      <text:p text:style-name="P2"><text:soft-page-break/><text:s text:c="2"/>console.log('Recent movies:', results);</text:p>
      <text:p text:style-name="P2">});</text:p>
      <text:p text:style-name="P2"/>
      <text:p text:style-name="P2">connection.end(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03T12:44:29.568048954</meta:creation-date>
    <dc:date>2024-07-03T13:08:47.133644337</dc:date>
    <meta:editing-duration>PT10M10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3" meta:paragraph-count="80" meta:word-count="293" meta:character-count="2380" meta:non-whitespace-character-count="2108"/>
  </office:meta>
</office:document-meta>
</file>